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ource Code Pro" svg:font-family="'Source Code Pro', 'Liberation Mono', 'Courier New', Courier, monospace"/>
    <style:font-face style:name="Lucida Sans1" svg:font-family="'Lucida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c824" officeooo:paragraph-rsid="001ec824"/>
    </style:style>
    <style:style style:name="P2" style:family="paragraph" style:parent-style-name="Standard">
      <style:text-properties officeooo:paragraph-rsid="001ec824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1ec824" style:font-weight-asian="bold" style:font-weight-complex="bold"/>
    </style:style>
    <style:style style:name="P4" style:family="paragraph" style:parent-style-name="Standard">
      <style:text-properties style:font-name="Monospace" officeooo:rsid="002051fd" officeooo:paragraph-rsid="001ec824"/>
    </style:style>
    <style:style style:name="P5" style:family="paragraph" style:parent-style-name="Standard">
      <style:text-properties style:font-name="Monospace" officeooo:rsid="002051fd" officeooo:paragraph-rsid="0020b539"/>
    </style:style>
    <style:style style:name="P6" style:family="paragraph" style:parent-style-name="Standard">
      <style:text-properties style:font-name="Monospace" officeooo:paragraph-rsid="001ec824"/>
    </style:style>
    <style:style style:name="P7" style:family="paragraph" style:parent-style-name="Standard">
      <style:text-properties officeooo:rsid="0020b539" officeooo:paragraph-rsid="0020b539"/>
    </style:style>
    <style:style style:name="P8" style:family="paragraph" style:parent-style-name="Standard">
      <style:text-properties officeooo:paragraph-rsid="0020b539"/>
    </style:style>
    <style:style style:name="P9" style:family="paragraph" style:parent-style-name="Standard">
      <style:text-properties officeooo:paragraph-rsid="0022ad85"/>
    </style:style>
    <style:style style:name="P10" style:family="paragraph" style:parent-style-name="Standard">
      <style:text-properties officeooo:rsid="002051fd" officeooo:paragraph-rsid="002051fd"/>
    </style:style>
    <style:style style:name="P11" style:family="paragraph" style:parent-style-name="Standard">
      <style:text-properties officeooo:rsid="002051fd" officeooo:paragraph-rsid="001ec824"/>
    </style:style>
    <style:style style:name="P12" style:family="paragraph" style:parent-style-name="Standard">
      <style:text-properties fo:font-variant="normal" fo:text-transform="none" fo:color="#000000" loext:opacity="100%" style:font-name="Monospace" fo:font-size="12pt" fo:letter-spacing="normal" fo:font-style="normal" fo:font-weight="normal" officeooo:rsid="002051fd" officeooo:paragraph-rsid="001ec824" style:font-size-asian="12pt" style:font-size-complex="12pt" loext:padding="0cm" loext:border="none"/>
    </style:style>
    <style:style style:name="T1" style:family="text">
      <style:text-properties officeooo:rsid="002051fd"/>
    </style:style>
    <style:style style:name="T2" style:family="text">
      <style:text-properties style:font-name="Monospace" officeooo:rsid="002051fd"/>
    </style:style>
    <style:style style:name="T3" style:family="text">
      <style:text-properties officeooo:rsid="0020b539"/>
    </style:style>
    <style:style style:name="T4" style:family="text">
      <style:text-properties officeooo:rsid="0022ad85"/>
    </style:style>
    <style:style style:name="T5" style:family="text">
      <style:text-properties officeooo:rsid="00272f0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000000" loext:opacity="100%" style:font-name="Monospace" fo:font-size="12pt" fo:letter-spacing="normal" fo:font-style="normal" fo:font-weight="normal" officeooo:rsid="002051fd" style:font-size-asian="12pt" style:font-size-complex="12pt" loext:padding="0cm" loext:border="none"/>
    </style:style>
    <style:style style:name="T8" style:family="text">
      <style:text-properties fo:font-variant="normal" fo:text-transform="none" fo:color="#000000" loext:opacity="100%" fo:font-size="12pt" fo:letter-spacing="normal" fo:font-style="normal" fo:font-weight="normal" officeooo:rsid="002051fd" style:font-size-asian="12pt" style:font-size-complex="12pt" loext:padding="0cm" loext:border="none"/>
    </style:style>
    <style:style style:name="T9" style:family="text">
      <style:text-properties fo:color="#000000" loext:opacity="100%" fo:font-size="12pt" style:font-size-asian="12pt" style:font-size-complex="12pt"/>
    </style:style>
    <style:style style:name="T10" style:family="text">
      <style:text-properties officeooo:rsid="00285a3b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289d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3. Ejercicios. Comandos básicos de Linux II </text:p>
      <text:p text:style-name="P2"/>
      <text:p text:style-name="P2">Escribe debajo de cada apartado el(los) comando(s) necesario(s) para realizar la acción que se demanda en el ejercicio. Entrega el ejercicio en formato PDF. </text:p>
      <text:p text:style-name="P2"/>
      <text:p text:style-name="P2">1. ¿Cómo hago para ver los archivos del directorio padre?</text:p>
      <text:p text:style-name="P2"><text:tab/><text:span text:style-name="T2">ls ../</text:span></text:p>
      <text:p text:style-name="P2"/>
      <text:p text:style-name="P2">2. ¿Cómo sé en qué directorio estoy?</text:p>
      <text:p text:style-name="P2"><text:tab/><text:span text:style-name="T2">pwd</text:span></text:p>
      <text:p text:style-name="P2"/>
      <text:p text:style-name="P2">3. ¿Como veo los archivos en un directorio?</text:p>
      <text:p text:style-name="P4"><text:tab/>ls /directorio</text:p>
      <text:p text:style-name="P2"/>
      <text:p text:style-name="P2">4. ¿Cómo puedo crear archivos en GNU/Linux?</text:p>
      <text:p text:style-name="P10"><text:tab/>Estas son algunas opciones:</text:p>
      <text:p text:style-name="P2"><text:tab/><text:tab/><text:span text:style-name="T2">echo “” &gt; archivo</text:span></text:p>
      <text:p text:style-name="P4"><text:tab/><text:tab/>nano archivo</text:p>
      <text:p text:style-name="P4"><text:tab/><text:tab/>touch archivo</text:p>
      <text:p text:style-name="P2"><text:tab/></text:p>
      <text:p text:style-name="P2">5. ¿Cómo puedo iniciar y cerrar sesión con mi nombre de usuario?</text:p>
      <text:p text:style-name="P2"><text:tab/><text:span text:style-name="T1">Para iniciar sesión:</text:span></text:p>
      <text:p text:style-name="P2"><text:tab/><text:tab/><text:span text:style-name="T2">su usuario</text:span></text:p>
      <text:p text:style-name="P2"><text:tab/><text:span text:style-name="T1">Para cerrar sesión:</text:span></text:p>
      <text:p text:style-name="P2"><text:tab/><text:tab/><text:span text:style-name="T2">exit</text:span></text:p>
      <text:p text:style-name="P4"/>
      <text:p text:style-name="P2">6. ¿Cómo puedo crear uno o varios directorios?</text:p>
      <text:p text:style-name="P2"><text:tab/><text:span text:style-name="T2">mkdir directorio1 directiorio2 directorio3</text:span></text:p>
      <text:p text:style-name="P2"/>
      <text:p text:style-name="P2">7. ¿Cómo puedo obtener un listado de los procesos que tengo en ejecución?</text:p>
      <text:p text:style-name="P4"><text:tab/>ps</text:p>
      <text:p text:style-name="P2"/>
      <text:p text:style-name="P2">8. ¿De qué forma puedo averiguar el uso de memoria de mi ordenador?</text:p>
      <text:p text:style-name="P2"><text:tab/><text:span text:style-name="T2">free</text:span></text:p>
      <text:p text:style-name="P2"/>
      <text:p text:style-name="P2">9. Si hago ls ¿cual es el directorio del que lista los archivos?</text:p>
      <text:p text:style-name="P11"><text:tab/>Lista los archivos del directorio actual donde este.</text:p>
      <text:p text:style-name="P2"/>
      <text:p text:style-name="P2">10. ¿Cómo se cambia al propietario de un fichero?</text:p>
      <text:p text:style-name="P2"><text:tab/><text:span text:style-name="T2">sudo chown propietario fichero</text:span></text:p>
      <text:p text:style-name="P2"/>
      <text:p text:style-name="P2">11. ¿Cómo puedo saber el orden de ejecución de mis procesos?</text:p>
      <text:p text:style-name="P4"><text:tab/>ps -l | sort -k4n</text:p>
      <text:p text:style-name="P2"/>
      <text:p text:style-name="P2">12. ¿Con qué comando se “monitorea” la memoria?</text:p>
      <text:p text:style-name="P7"><text:tab/><text:span text:style-name="T2">top</text:span></text:p>
      <text:p text:style-name="P5"/>
      <text:p text:style-name="P2">13. ¿Cómo puedo ver el contenido de un archivo sin abrirlo?</text:p>
      <text:p text:style-name="P2"><text:tab/><text:span text:style-name="T2">cat archivo</text:span></text:p>
      <text:p text:style-name="P2"><text:soft-page-break/>14. ¿Cuál es el comando para saber donde estás?</text:p>
      <text:p text:style-name="P4"><text:tab/>pwd</text:p>
      <text:p text:style-name="P2"/>
      <text:p text:style-name="P2">15. ¿Cómo se quien soy?</text:p>
      <text:p text:style-name="P8"><text:tab/><text:span text:style-name="T2">whoami</text:span></text:p>
      <text:p text:style-name="P2"/>
      <text:p text:style-name="P2">16. ¿Cómo borro la pantalla?</text:p>
      <text:p text:style-name="P2"><text:tab/><text:span text:style-name="T2">clear</text:span></text:p>
      <text:p text:style-name="P2"/>
      <text:p text:style-name="P2">17. ¿Con qué comando puedo empaquetar y desempaquetar un conjunto de archivos o directorios?</text:p>
      <text:p text:style-name="P2"><text:tab/><text:span text:style-name="T4">Empaquetar:</text:span></text:p>
      <text:p text:style-name="P2"><text:tab/><text:span text:style-name="T2"><text:tab/>tar -cvf paquete.tar /home/fmol</text:span></text:p>
      <text:p text:style-name="P9"><text:tab/><text:span text:style-name="T4">Desempaquetar:</text:span></text:p>
      <text:p text:style-name="P9"><text:tab/><text:tab/><text:span text:style-name="T2">tar -xvf paquete.tar</text:span></text:p>
      <text:p text:style-name="P2"/>
      <text:p text:style-name="P2">18. ¿Con que comando genérico de GNU/Linux puedo comprimir y descomprimir archivos y directorios?</text:p>
      <text:p text:style-name="P9"><text:tab/><text:span text:style-name="T4">Comprimir:</text:span></text:p>
      <text:p text:style-name="P9"><text:span text:style-name="T3"><text:tab/><text:tab/></text:span><text:span text:style-name="T2">tar -czvf paquete.tar.gz /home/fmol</text:span></text:p>
      <text:p text:style-name="P9"><text:tab/><text:span text:style-name="T4">Descomprimir:</text:span></text:p>
      <text:p text:style-name="P9"><text:tab/><text:tab/><text:span text:style-name="T2">tar -xzvf paquete.tar.gz</text:span></text:p>
      <text:p text:style-name="P8"><text:tab/></text:p>
      <text:p text:style-name="P2">19. ¿Cómo sé los usuarios conectados a mi máquina?</text:p>
      <text:p text:style-name="P2"><text:tab/><text:span text:style-name="T2">w</text:span></text:p>
      <text:p text:style-name="P2"/>
      <text:p text:style-name="P2">20. ¿Cómo creo un enlace?</text:p>
      <text:p text:style-name="P2"><text:tab/><text:span text:style-name="T2">ln archivo enlacearchivo</text:span></text:p>
      <text:p text:style-name="P2"/>
      <text:p text:style-name="P2">21. ¿Cómo borrar directorios con todos sus archivos dentro?</text:p>
      <text:p text:style-name="P4"><text:tab/>rm -r directiorio</text:p>
      <text:p text:style-name="P2"/>
      <text:p text:style-name="P2">22. ¿Cómo puedo ver los detalles de un archivo?</text:p>
      <text:p text:style-name="P4"><text:tab/>ls -l archivo</text:p>
      <text:p text:style-name="P2"/>
      <text:p text:style-name="P2">23. ¿Cómo puedo buscar la ubicación de un comando determinado?</text:p>
      <text:p text:style-name="P4"><text:tab/>whereis ls</text:p>
      <text:p text:style-name="P2"/>
      <text:p text:style-name="P2">24. ¿Cómo borro un directorio?</text:p>
      <text:p text:style-name="P4"><text:tab/>rm -d</text:p>
      <text:p text:style-name="P2"/>
      <text:p text:style-name="P2">30. ¿Cómo visualizo la fecha y hora del sistema?</text:p>
      <text:p text:style-name="P2"><text:tab/><text:span text:style-name="T2">date</text:span></text:p>
      <text:p text:style-name="P4"/>
      <text:p text:style-name="P2">31. ¿Cómo consulto el historial de comandos?</text:p>
      <text:p text:style-name="P2"><text:tab/><text:span text:style-name="T2">history</text:span></text:p>
      <text:p text:style-name="P2"/>
      <text:p text:style-name="P2">32. ¿Cómo se los grupos a los que pertenezco?</text:p>
      <text:p text:style-name="P2"><text:tab/><text:span text:style-name="T2">groups</text:span></text:p>
      <text:p text:style-name="P2"/>
      <text:p text:style-name="P2"><text:soft-page-break/>33. ¿Cómo se hace un enlace simbólico?</text:p>
      <text:p text:style-name="P4"><text:tab/>ln -s archivo nombreEnlace</text:p>
      <text:p text:style-name="P2"/>
      <text:p text:style-name="P2">34. ¿Cómo sé cual es el nombre de la máquina en la que estoy conectado?</text:p>
      <text:p text:style-name="P2"><text:tab/><text:span text:style-name="T2">hostname</text:span></text:p>
      <text:p text:style-name="P2"/>
      <text:p text:style-name="P2">35. ¿Cómo hago para ver las variables de entorno de mi sesión?</text:p>
      <text:p text:style-name="P2"><text:tab/><text:span text:style-name="T2">env</text:span></text:p>
      <text:p text:style-name="P2"/>
      <text:p text:style-name="P2">36. ¿Cómo muestro el contenido de la variable PATH?</text:p>
      <text:p text:style-name="P4"><text:tab/><text:span text:style-name="T10">echo </text:span>$PATH</text:p>
      <text:p text:style-name="P2"/>
      <text:p text:style-name="P2">37. Quiero construir un archivo suma que tenga el contenido de A1 y A2, cómo hago?</text:p>
      <text:p text:style-name="P4"><text:tab/>cat A1 &gt; suma</text:p>
      <text:p text:style-name="P4"><text:tab/>cat A2 &gt;&gt; suma</text:p>
      <text:p text:style-name="P2"/>
      <text:p text:style-name="P2">38. ¿Cómo sé cuantas líneas tiene un archivo?</text:p>
      <text:p text:style-name="P4"><text:tab/>wc -l archivo</text:p>
      <text:p text:style-name="P2"/>
      <text:p text:style-name="P2">39. ¿Cómo redirecciono la salida estándar de error?</text:p>
      <text:p text:style-name="P4"><text:tab/><text:span text:style-name="T5">echoO “error” </text:span><text:span text:style-name="T6">2&gt;</text:span> <text:span text:style-name="T5">error.log</text:span></text:p>
      <text:p text:style-name="P2"/>
      <text:p text:style-name="P2">40. ¿Cómo hago para cancelar la operación de un comando?</text:p>
      <text:p text:style-name="P4"><text:tab/>Ctrl + C</text:p>
      <text:p text:style-name="P2"/>
      <text:p text:style-name="P2">41. ¿Cómo puedo descomprimir un archivo ZIP Windows en Linux?</text:p>
      <text:p text:style-name="P6"><text:span text:style-name="T8"><text:tab/>unzip archivo.zip</text:span><text:span text:style-name="T9"> </text:span></text:p>
      <text:p text:style-name="P2"/>
      <text:p text:style-name="P2">42. ¿Cómo hago para saber el tiempo que tarda en ejecutarse un comando?</text:p>
      <text:p text:style-name="P2"><text:tab/><text:span text:style-name="T7">time comando</text:span></text:p>
      <text:p text:style-name="P2"/>
      <text:p text:style-name="P2">43. Si quiero crear el directorio dir11 dentro de dir1, y dir1 no existe, ¿cómo lo hago con una sola instrucción?</text:p>
      <text:p text:style-name="P2"><text:tab/><text:span text:style-name="T7">mkdir -p ./dir1/dir11/</text:span></text:p>
      <text:p text:style-name="P2"/>
      <text:p text:style-name="P2">44. Estoy perdido en el árbol de directorios, ¿cómo vuelvo a mi HOME?</text:p>
      <text:p text:style-name="P2"><text:tab/><text:span text:style-name="T7">cd ~</text:span><text:span text:style-name="T2"> </text:span></text:p>
      <text:p text:style-name="P2"/>
      <text:p text:style-name="P2">45. Quiero ver cuanto espacio ocupa mi home, ¿cómo hago?</text:p>
      <text:p text:style-name="P12"><text:tab/>du -sh /home/usuario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ource Code Pro" svg:font-family="'Source Code Pro', 'Liberation Mono', 'Courier New', Courier, monospace"/>
    <style:font-face style:name="Lucida Sans1" svg:font-family="'Lucida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c824" officeooo:paragraph-rsid="001ec82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mplantación de Sistemas Operativos <text:tab/><text:tab/>Franco Larrea</text:p>
        <text:p text:style-name="MP1">U3. Introducción a GNU/Linux <text:tab/><text:tab/>1º ASI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7T15:27:13.969000000</meta:creation-date>
    <dc:date>2021-02-02T17:48:28.729000000</dc:date>
    <meta:editing-duration>PT26M55S</meta:editing-duration>
    <meta:editing-cycles>7</meta:editing-cycles>
    <meta:generator>LibreOffice/7.0.4.2$Windows_X86_64 LibreOffice_project/dcf040e67528d9187c66b2379df5ea4407429775</meta:generator>
    <meta:document-statistic meta:table-count="0" meta:image-count="0" meta:object-count="0" meta:page-count="3" meta:paragraph-count="99" meta:word-count="572" meta:character-count="3349" meta:non-whitespace-character-count="2802"/>
  </office:meta>
</office:document-meta>
</file>